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13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14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16" text:style-name="P5">SE includes methods and automated tools used in the process</text:p>
              </text:list-item>
            </text:list>
            <text:list text:style-name="L2">
              <text:list-item>
                <text:p text:id="id17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18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19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20" draw:layer="layout" svg:width="24.765cm" svg:height="3.81cm" svg:x="1.905cm" svg:y="12.065cm">
          <text:p text:style-name="P7">A quality focus</text:p>
        </draw:ellipse>
        <draw:ellipse draw:style-name="gr3" draw:text-style-name="P8" draw:id="id21" draw:layer="layout" svg:width="21.59cm" svg:height="3.175cm" svg:x="3.175cm" svg:y="10.16cm">
          <text:p text:style-name="P7">process</text:p>
        </draw:ellipse>
        <draw:ellipse draw:style-name="gr3" draw:text-style-name="P8" draw:id="id22" draw:layer="layout" svg:width="17.145cm" svg:height="2.54cm" svg:x="5.715cm" svg:y="8.89cm">
          <text:p text:style-name="P7">methods</text:p>
        </draw:ellipse>
        <draw:ellipse draw:style-name="gr3" draw:text-style-name="P8" draw:id="id23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24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5">Commitment to quality</text:p>
              </text:list-item>
            </text:list>
            <text:list text:style-name="L2">
              <text:list-item>
                <text:p text:id="id26" text:style-name="P5">Continuous process improvement culture</text:p>
              </text:list-item>
            </text:list>
            <text:list text:style-name="L2">
              <text:list-item>
                <text:p text:id="id27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4" smil:attributeName="visibility" smil:to="visible"/>
                  <anim:animateTransform smil:begin="0s" smil:dur="1s" smil:fill="hold" smil:decelerate="0.5" smil:targetElement="id24" smil:from="2.5,2.5" smil:to="1,1" presentation:additive="base" svg:type="scale"/>
                  <anim:animateMotion smil:begin="0s" smil:dur="1s" smil:fill="hold" smil:decelerate="0.5" smil:targetElement="id24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28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29" text:style-name="P5"><text:span text:style-name="T4">foundation</text:span> for SE</text:p>
              </text:list-item>
            </text:list>
            <text:list text:style-name="L2">
              <text:list-item>
                <text:p text:id="id30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31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8" smil:attributeName="visibility" smil:to="visible"/>
                  <anim:transitionFilter smil:begin="0s" smil:dur="0.58s" smil:targetElement="id28" smil:type="barWipe" smil:subtype="topToBottom"/>
                  <anim:animate smil:begin="0s" smil:dur="1.822s" smil:targetElement="id28" smil:attributeName="x" smil:values="x-0.25;x" smil:keyTimes="0;1" presentation:additive="base" smil:keySplines="0,0;0.14,0.36;0.43,0.73;0.71,0.91;1,1"/>
                  <anim:animate smil:begin="0s" smil:dur="0.664s" smil:targetElement="id28" smil:attributeName="y" smil:values="0.5;1" smil:keyTimes="0;1" anim:formula="y-sin(pi*$)/3" presentation:additive="base" smil:keySplines="0,0;0.25,0.07;0.5,0.2;0.75,0.467;1,1"/>
                  <anim:animate smil:begin="0.664s" smil:dur="0.664s" smil:targetElement="id28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8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8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8" smil:to="1,0.6" presentation:additive="base" svg:type="scale"/>
                  <anim:animateTransform smil:begin="0.676s" smil:dur="0.166s" smil:decelerate="0.5" smil:targetElement="id28" smil:to="1,1" presentation:additive="base" svg:type="scale"/>
                  <anim:animateTransform smil:begin="1.312s" smil:dur="0.026s" smil:targetElement="id28" smil:to="1,0.8" presentation:additive="base" svg:type="scale"/>
                  <anim:animateTransform smil:begin="1.338s" smil:dur="0.166s" smil:decelerate="0.5" smil:targetElement="id28" smil:to="1,1" presentation:additive="base" svg:type="scale"/>
                  <anim:animateTransform smil:begin="1.642s" smil:dur="0.026s" smil:targetElement="id28" smil:to="1,0.9" presentation:additive="base" svg:type="scale"/>
                  <anim:animateTransform smil:begin="1.668s" smil:dur="0.166s" smil:decelerate="0.5" smil:targetElement="id28" smil:to="1,1" presentation:additive="base" svg:type="scale"/>
                  <anim:animateTransform smil:begin="1.808s" smil:dur="0.026s" smil:targetElement="id28" smil:to="1,0.95" presentation:additive="base" svg:type="scale"/>
                  <anim:animateTransform smil:begin="1.834s" smil:dur="0.166s" smil:decelerate="0.5" smil:targetElement="id28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32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3" text:style-name="P5">Provides technical how-to's for building software</text:p>
              </text:list-item>
            </text:list>
            <text:list text:style-name="L2">
              <text:list-item>
                <text:p text:id="id34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2" smil:attributeName="visibility" smil:to="visible"/>
                  <anim:transitionFilter smil:begin="0s" smil:dur="0.58s" smil:targetElement="id32" smil:type="barWipe" smil:subtype="topToBottom"/>
                  <anim:animate smil:begin="0s" smil:dur="1.822s" smil:targetElement="id32" smil:attributeName="x" smil:values="x-0.25;x" smil:keyTimes="0;1" presentation:additive="base" smil:keySplines="0,0;0.14,0.36;0.43,0.73;0.71,0.91;1,1"/>
                  <anim:animate smil:begin="0s" smil:dur="0.664s" smil:targetElement="id32" smil:attributeName="y" smil:values="0.5;1" smil:keyTimes="0;1" anim:formula="y-sin(pi*$)/3" presentation:additive="base" smil:keySplines="0,0;0.25,0.07;0.5,0.2;0.75,0.467;1,1"/>
                  <anim:animate smil:begin="0.664s" smil:dur="0.664s" smil:targetElement="id32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32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32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32" smil:to="1,0.6" presentation:additive="base" svg:type="scale"/>
                  <anim:animateTransform smil:begin="0.676s" smil:dur="0.166s" smil:decelerate="0.5" smil:targetElement="id32" smil:to="1,1" presentation:additive="base" svg:type="scale"/>
                  <anim:animateTransform smil:begin="1.312s" smil:dur="0.026s" smil:targetElement="id32" smil:to="1,0.8" presentation:additive="base" svg:type="scale"/>
                  <anim:animateTransform smil:begin="1.338s" smil:dur="0.166s" smil:decelerate="0.5" smil:targetElement="id32" smil:to="1,1" presentation:additive="base" svg:type="scale"/>
                  <anim:animateTransform smil:begin="1.642s" smil:dur="0.026s" smil:targetElement="id32" smil:to="1,0.9" presentation:additive="base" svg:type="scale"/>
                  <anim:animateTransform smil:begin="1.668s" smil:dur="0.166s" smil:decelerate="0.5" smil:targetElement="id32" smil:to="1,1" presentation:additive="base" svg:type="scale"/>
                  <anim:animateTransform smil:begin="1.808s" smil:dur="0.026s" smil:targetElement="id32" smil:to="1,0.95" presentation:additive="base" svg:type="scale"/>
                  <anim:animateTransform smil:begin="1.834s" smil:dur="0.166s" smil:decelerate="0.5" smil:targetElement="id32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35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36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37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5" smil:attributeName="visibility" smil:to="visible"/>
                  <anim:transitionFilter smil:begin="0s" smil:dur="0.58s" smil:targetElement="id35" smil:type="barWipe" smil:subtype="topToBottom"/>
                  <anim:animate smil:begin="0s" smil:dur="1.822s" smil:targetElement="id35" smil:attributeName="x" smil:values="x-0.25;x" smil:keyTimes="0;1" presentation:additive="base" smil:keySplines="0,0;0.14,0.36;0.43,0.73;0.71,0.91;1,1"/>
                  <anim:animate smil:begin="0s" smil:dur="0.664s" smil:targetElement="id35" smil:attributeName="y" smil:values="0.5;1" smil:keyTimes="0;1" anim:formula="y-sin(pi*$)/3" presentation:additive="base" smil:keySplines="0,0;0.25,0.07;0.5,0.2;0.75,0.467;1,1"/>
                  <anim:animate smil:begin="0.664s" smil:dur="0.664s" smil:targetElement="id35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35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35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35" smil:to="1,0.6" presentation:additive="base" svg:type="scale"/>
                  <anim:animateTransform smil:begin="0.676s" smil:dur="0.166s" smil:decelerate="0.5" smil:targetElement="id35" smil:to="1,1" presentation:additive="base" svg:type="scale"/>
                  <anim:animateTransform smil:begin="1.312s" smil:dur="0.026s" smil:targetElement="id35" smil:to="1,0.8" presentation:additive="base" svg:type="scale"/>
                  <anim:animateTransform smil:begin="1.338s" smil:dur="0.166s" smil:decelerate="0.5" smil:targetElement="id35" smil:to="1,1" presentation:additive="base" svg:type="scale"/>
                  <anim:animateTransform smil:begin="1.642s" smil:dur="0.026s" smil:targetElement="id35" smil:to="1,0.9" presentation:additive="base" svg:type="scale"/>
                  <anim:animateTransform smil:begin="1.668s" smil:dur="0.166s" smil:decelerate="0.5" smil:targetElement="id35" smil:to="1,1" presentation:additive="base" svg:type="scale"/>
                  <anim:animateTransform smil:begin="1.808s" smil:dur="0.026s" smil:targetElement="id35" smil:to="1,0.95" presentation:additive="base" svg:type="scale"/>
                  <anim:animateTransform smil:begin="1.834s" smil:dur="0.166s" smil:decelerate="0.5" smil:targetElement="id35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38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8" smil:attributeName="visibility" smil:to="visible"/>
                  <anim:transitionFilter smil:dur="0.5s" smil:targetElement="id38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What is the problem to be solved?</text:p>
              </text:list-item>
            </text:list>
            <text:list text:style-name="L2">
              <text:list-item>
                <text:p text:id="id40" text:style-name="P5">What are the characteristics of the entity that is used to solve the problem?</text:p>
              </text:list-item>
            </text:list>
            <text:list text:style-name="L2">
              <text:list-item>
                <text:p text:id="id41" text:style-name="P5">How will the entity (and the solution) be realized?</text:p>
              </text:list-item>
            </text:list>
            <text:list text:style-name="L2">
              <text:list-item>
                <text:p text:id="id42" text:style-name="P5">How will the entity be constructed?</text:p>
              </text:list-item>
            </text:list>
            <text:list text:style-name="L2">
              <text:list-item>
                <text:p text:id="id43" text:style-name="P5">How will the errors be corrected?</text:p>
              </text:list-item>
            </text:list>
            <text:list text:style-name="L2">
              <text:list-item>
                <text:p text:id="id44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45" text:style-name="P5">In SE, software is the entity</text:p>
              </text:list-item>
            </text:list>
            <text:list text:style-name="L2">
              <text:list-item>
                <text:p text:id="id46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47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48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50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52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54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55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7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58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9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1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3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5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6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67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id="id75" draw:layer="layout" svg:width="24.765cm" svg:height="13.97cm" svg:x="1.905cm" svg:y="4.445cm">
          <text:p text:style-name="P2"/>
        </draw:rect>
        <draw:rect draw:style-name="gr4" draw:text-style-name="P8" draw:id="id84" draw:layer="layout" svg:width="22.225cm" svg:height="9.525cm" svg:x="3.175cm" svg:y="7.62cm">
          <text:p text:style-name="P2"/>
        </draw:rect>
        <draw:rect draw:style-name="gr4" draw:text-style-name="P8" draw:id="id77" draw:layer="layout" svg:width="19.685cm" svg:height="10.16cm" svg:x="4.445cm" svg:y="5.715cm">
          <text:p text:style-name="P2"/>
        </draw:rect>
        <draw:rect draw:style-name="gr4" draw:text-style-name="P8" draw:id="id79" draw:layer="layout" svg:width="15.875cm" svg:height="7.62cm" svg:x="6.35cm" svg:y="6.985cm">
          <text:p text:style-name="P2"/>
        </draw:rect>
        <draw:rect draw:style-name="gr3" draw:text-style-name="P8" draw:id="id81" draw:layer="layout" svg:width="9.525cm" svg:height="1.27cm" svg:x="9.525cm" svg:y="8.89cm">
          <text:p text:style-name="P7">Tasks</text:p>
        </draw:rect>
        <draw:rect draw:style-name="gr3" draw:text-style-name="P8" draw:id="id83" draw:layer="layout" svg:width="9.525cm" svg:height="1.27cm" svg:x="9.525cm" svg:y="12.7cm">
          <text:p text:style-name="P7">SQA points</text:p>
        </draw:rect>
        <draw:rect draw:style-name="gr3" draw:text-style-name="P8" draw:id="id82" draw:layer="layout" svg:width="9.525cm" svg:height="1.27cm" svg:x="9.525cm" svg:y="10.795cm">
          <text:p text:style-name="P7">Milestones, deliverables</text:p>
        </draw:rect>
        <draw:frame draw:style-name="gr5" draw:text-style-name="P2" draw:id="id76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id="id85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id="id78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id="id80" draw:layer="layout" svg:width="8.89cm" svg:height="0.987cm" svg:x="7.62cm" svg:y="6.985cm">
          <draw:text-box>
            <text:p text:style-name="P2">Task Se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6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87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91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93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94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6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7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98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99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100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103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5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106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9" text:style-name="P5">Strategy that encompasses process and the generic phases for developing software</text:p>
              </text:list-item>
            </text:list>
            <text:list text:style-name="L2">
              <text:list-item>
                <text:p text:id="id110"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111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113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114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115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112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4"/>Linear Sequential Model</text:p>
          </draw:text-box>
        </draw:frame>
        <draw:ellipse draw:style-name="gr4" draw:text-style-name="P8" draw:layer="layout" svg:width="15.24cm" svg:height="8.89cm" svg:x="0cm" svg:y="5.715cm">
          <text:p text:style-name="P2"/>
        </draw:ellipse>
        <draw:rect draw:style-name="gr3" draw:text-style-name="P8" draw:id="id9" draw:layer="layout" svg:width="5.715cm" svg:height="3.175cm" svg:x="1.27cm" svg:y="8.255cm">
          <text:p text:style-name="P7">analysis</text:p>
        </draw:rect>
        <draw:rect draw:style-name="gr3" draw:text-style-name="P8" draw:id="id10" draw:layer="layout" svg:width="5.715cm" svg:height="3.175cm" svg:x="7.62cm" svg:y="10.795cm">
          <text:p text:style-name="P7">design</text:p>
        </draw:rect>
        <draw:rect draw:style-name="gr3" draw:text-style-name="P8" draw:id="id11" draw:layer="layout" svg:width="5.715cm" svg:height="3.175cm" svg:x="14.605cm" svg:y="13.335cm">
          <text:p text:style-name="P7">code</text:p>
        </draw:rect>
        <draw:rect draw:style-name="gr3" draw:text-style-name="P8" draw:id="id12" draw:layer="layout" svg:width="5.715cm" svg:height="3.175cm" svg:x="21.59cm" svg:y="15.875cm">
          <text:p text:style-name="P7">test</text:p>
        </draw:rect>
        <draw:connector draw:style-name="gr7" draw:text-style-name="P8" draw:layer="layout" svg:x1="4.127cm" svg:y1="11.43cm" svg:x2="7.62cm" svg:y2="12.382cm" draw:start-shape="id9" draw:start-glue-point="2" draw:end-shape="id10" draw:end-glue-point="3">
          <text:p text:style-name="P2"/>
        </draw:connector>
        <draw:connector draw:style-name="gr7" draw:text-style-name="P8" draw:layer="layout" svg:x1="10.477cm" svg:y1="13.97cm" svg:x2="14.605cm" svg:y2="14.922cm" draw:start-shape="id10" draw:start-glue-point="2" draw:end-shape="id11" draw:end-glue-point="3">
          <text:p text:style-name="P2"/>
        </draw:connector>
        <draw:connector draw:style-name="gr7" draw:text-style-name="P8" draw:layer="layout" svg:x1="17.462cm" svg:y1="16.51cm" svg:x2="21.59cm" svg:y2="17.462cm" draw:start-shape="id11" draw:start-glue-point="2" draw:end-shape="id12" draw:end-glue-point="3">
          <text:p text:style-name="P2"/>
        </draw:connector>
        <draw:frame draw:style-name="gr5" draw:text-style-name="P2" draw:layer="layout" svg:width="10.16cm" svg:height="1.973cm" svg:x="6.35cm" svg:y="6.35cm">
          <draw:text-box>
            <text:p text:style-name="P2">System/Information Engineering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6" text:style-name="P5">Also known as classic life cycle and waterfall model</text:p>
              </text:list-item>
            </text:list>
            <text:list text:style-name="L2">
              <text:list-item>
                <text:p text:id="id117" text:style-name="P5">System/Information Engineering</text:p>
              </text:list-item>
            </text:list>
            <text:list text:style-name="L2">
              <text:list-item>
                <text:list>
                  <text:list-item>
                    <text:p text:id="id118" text:style-name="P6">Allocate subset of system requirements to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6">Requirements gathering at the business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Performs top-level analysis and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1" text:style-name="P5">Software Requirements Analysis</text:p>
              </text:list-item>
            </text:list>
            <text:list text:style-name="L2">
              <text:list-item>
                <text:list>
                  <text:list-item>
                    <text:p text:id="id122" text:style-name="P6">Requirements gathering is focused on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Understanding of the information domain, required function, behavior, performance, interfac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6">Requirements are documented and reviewed with the custom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5" text:style-name="P5">Design</text:p>
              </text:list-item>
            </text:list>
            <text:list text:style-name="L2">
              <text:list-item>
                <text:list>
                  <text:list-item>
                    <text:p text:id="id126" text:style-name="P6">Multistep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6">Focus on: data structures, software architecture, interface representations, procedural (algorithmic)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6">Translates requirements into software representation of software that can be assessed for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6">Design is documented and review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0" text:style-name="P5">Code Generation</text:p>
              </text:list-item>
            </text:list>
            <text:list text:style-name="L2">
              <text:list-item>
                <text:list>
                  <text:list-item>
                    <text:p text:id="id131" text:style-name="P6">Design is translated into machine readable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Can be accomplished mechanistically</text:p>
                  </text:list-item>
                </text:list>
              </text:list-item>
            </text:list>
            <text:list text:style-name="L2">
              <text:list-item>
                <text:p text:id="id133" text:style-name="P5">Testing</text:p>
              </text:list-item>
            </text:list>
            <text:list text:style-name="L2">
              <text:list-item>
                <text:list>
                  <text:list-item>
                    <text:p text:id="id134" text:style-name="P6">Focus on logical internals and functional externals of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Assures all statements have been tested and correct output for well-defined inpu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id="id136" text:style-name="P5">Maintenance</text:p>
              </text:list-item>
            </text:list>
            <text:list text:style-name="L2">
              <text:list-item>
                <text:list>
                  <text:list-item>
                    <text:p text:id="id137" text:style-name="P6">Reapplies preceding phases to existing software to accomodate change</text:p>
                  </text:list-item>
                </text:list>
              </text:list-item>
            </text:list>
            <text:list text:style-name="L2">
              <text:list-item>
                <text:p text:id="id138" text:style-name="P5">Criticisms</text:p>
              </text:list-item>
            </text:list>
            <text:list text:style-name="L2">
              <text:list-item>
                <text:list>
                  <text:list-item>
                    <text:p text:id="id139" text:style-name="P6">Real projects don't follow sequentia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Difficult for the customer to state requirements explici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6">No working product is delivered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Developers are delayed-because of “waiting“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30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1-27T07:21:52</dc:date>
    <dc:language>de-DE</dc:language>
    <meta:editing-cycles>398</meta:editing-cycles>
    <meta:editing-duration>PT12H36M56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